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5b4c9d3-7fff-e7eb-fce6-e38142bb5011"/>Na ordem, fica:</text:p>
      <text:p text:style-name="Text_20_body"/>
      <text:list xml:id="list540107095" text:style-name="L1">
        <text:list-item>
          <text:p text:style-name="P2">Git</text:p>
        </text:list-item>
        <text:list-item>
          <text:p text:style-name="P2">Docker</text:p>
        </text:list-item>
        <text:list-item>
          <text:p text:style-name="P2">HTML, CSS e JS</text:p>
        </text:list-item>
        <text:list-item>
          <text:p text:style-name="P2">Linguagem Back-End</text:p>
        </text:list-item>
        <text:list-item>
          <text:p text:style-name="P2">Framework Back-End</text:p>
        </text:list-item>
        <text:list-item>
          <text:p text:style-name="P2">Linguagem Front-End</text:p>
        </text:list-item>
        <text:list-item>
          <text:p text:style-name="P2">Framework Front-End</text:p>
        </text:list-item>
        <text:list-item>
          <text:p text:style-name="P2">SQL (no geral, não MySQL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10:00:47.218000000</meta:creation-date>
    <dc:date>2022-04-20T23:13:32.187000000</dc:date>
    <meta:editing-duration>PT2M49S</meta:editing-duration>
    <meta:editing-cycles>2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9" meta:word-count="30" meta:character-count="145" meta:non-whitespace-character-count="132"/>
  </office:meta>
</office:document-meta>
</file>